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8c8" officeooo:paragraph-rsid="000768c8"/>
    </style:style>
    <style:style style:name="P2" style:family="paragraph" style:parent-style-name="Standard">
      <style:text-properties officeooo:rsid="0008bfd7" officeooo:paragraph-rsid="0008bfd7"/>
    </style:style>
    <style:style style:name="P3" style:family="paragraph" style:parent-style-name="Standard">
      <style:text-properties officeooo:rsid="00095b15" officeooo:paragraph-rsid="00095b15"/>
    </style:style>
    <style:style style:name="P4" style:family="paragraph" style:parent-style-name="Standard">
      <style:text-properties officeooo:rsid="000b366e" officeooo:paragraph-rsid="000b366e"/>
    </style:style>
    <style:style style:name="T1" style:family="text">
      <style:text-properties officeooo:rsid="00095b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alitées :</text:p>
      <text:p text:style-name="P1"/>
      <text:p text:style-name="P1">affichage du nombre total de messages</text:p>
      <text:p text:style-name="P1">affichage du nombre total d’utilisateurs</text:p>
      <text:p text:style-name="P1">nombre de connexions/ par tranche horraires ou dates</text:p>
      <text:p text:style-name="P2">nombre de candidats possible pour un recruteur</text:p>
      <text:p text:style-name="P2">nombre de comptes par villes</text:p>
      <text:p text:style-name="P2">tranche d’age des utilisateurs</text:p>
      <text:p text:style-name="P2"/>
      <text:p text:style-name="P2"/>
      <text:p text:style-name="P2">trigger :</text:p>
      <text:p text:style-name="P2">modif – <text:span text:style-name="T1">moyenne des utilisateurs</text:span></text:p>
      <text:p text:style-name="P3">modif – stat connexion / user last connexion </text:p>
      <text:p text:style-name="P3">insertion – stat nb message / messages</text:p>
      <text:p text:style-name="P3">insertion/deletion – user nb messages / messages</text:p>
      <text:p text:style-name="P3">insertion/modification – user rang/ messages</text:p>
      <text:p text:style-name="P3"/>
      <text:p text:style-name="P4">vue :</text:p>
      <text:p text:style-name="P4">pour le recruteur</text:p>
      <text:p text:style-name="P4">pour les sta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MAN JEAN-CHRISTOPHE</meta:initial-creator>
    <meta:creation-date>2017-03-15T14:10:04.172942477</meta:creation-date>
    <dc:date>2017-03-15T15:02:29.093915460</dc:date>
    <dc:creator>LEMAN JEAN-CHRISTOPHE</dc:creator>
    <meta:editing-duration>PT32M3S</meta:editing-duration>
    <meta:editing-cycles>2</meta:editing-cycles>
    <meta:generator>LibreOffice/5.1.5.2$Linux_X86_64 LibreOffice_project/7a864d8825610a8c07cfc3bc01dd4fce6a9447e5</meta:generator>
    <meta:document-statistic meta:table-count="0" meta:image-count="0" meta:object-count="0" meta:page-count="1" meta:paragraph-count="16" meta:word-count="74" meta:character-count="503" meta:non-whitespace-character-count="439"/>
  </office:meta>
</office:document-meta>
</file>